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123665768527694" calcext:value-type="float">
            <text:p>-0.1236657685</text:p>
          </table:table-cell>
          <table:table-cell office:value-type="float" office:value="-0.343287486866814" calcext:value-type="float">
            <text:p>-0.3432874869</text:p>
          </table:table-cell>
          <table:table-cell/>
          <table:table-cell table:formula="of:=[.A4]*1000" office:value-type="float" office:value="-123.665768527694" calcext:value-type="float">
            <text:p>-123.6657685277</text:p>
          </table:table-cell>
          <table:table-cell table:formula="of:=[.B4]*1000" office:value-type="float" office:value="-343.287486866814" calcext:value-type="float">
            <text:p>-343.2874868668</text:p>
          </table:table-cell>
          <table:table-cell/>
          <table:table-cell table:formula="of:=[.D4]-[.$D$46]" office:value-type="float" office:value="-0.206173590723125" calcext:value-type="float">
            <text:p>-0.2061735907</text:p>
          </table:table-cell>
          <table:table-cell table:formula="of:=[.E4]-[.$E$46]" office:value-type="float" office:value="-1.88485358811084" calcext:value-type="float">
            <text:p>-1.8848535881</text:p>
          </table:table-cell>
        </table:table-row>
        <table:table-row table:style-name="ro1">
          <table:table-cell office:value-type="float" office:value="-0.123473770444495" calcext:value-type="float">
            <text:p>-0.1234737704</text:p>
          </table:table-cell>
          <table:table-cell office:value-type="float" office:value="-0.342353028525006" calcext:value-type="float">
            <text:p>-0.3423530285</text:p>
          </table:table-cell>
          <table:table-cell/>
          <table:table-cell table:formula="of:=[.A5]*1000" office:value-type="float" office:value="-123.473770444495" calcext:value-type="float">
            <text:p>-123.4737704445</text:p>
          </table:table-cell>
          <table:table-cell table:formula="of:=[.B5]*1000" office:value-type="float" office:value="-342.353028525006" calcext:value-type="float">
            <text:p>-342.353028525</text:p>
          </table:table-cell>
          <table:table-cell/>
          <table:table-cell table:formula="of:=[.D5]-[.$D$46]" office:value-type="float" office:value="-0.0141755075241292" calcext:value-type="float">
            <text:p>-0.0141755075</text:p>
          </table:table-cell>
          <table:table-cell table:formula="of:=[.E5]-[.$E$46]" office:value-type="float" office:value="-0.950395246302435" calcext:value-type="float">
            <text:p>-0.9503952463</text:p>
          </table:table-cell>
        </table:table-row>
        <table:table-row table:style-name="ro1">
          <table:table-cell office:value-type="float" office:value="-0.123242153822182" calcext:value-type="float">
            <text:p>-0.1232421538</text:p>
          </table:table-cell>
          <table:table-cell office:value-type="float" office:value="-0.342259460437384" calcext:value-type="float">
            <text:p>-0.3422594604</text:p>
          </table:table-cell>
          <table:table-cell/>
          <table:table-cell table:formula="of:=[.A6]*1000" office:value-type="float" office:value="-123.242153822182" calcext:value-type="float">
            <text:p>-123.2421538222</text:p>
          </table:table-cell>
          <table:table-cell table:formula="of:=[.B6]*1000" office:value-type="float" office:value="-342.259460437384" calcext:value-type="float">
            <text:p>-342.2594604374</text:p>
          </table:table-cell>
          <table:table-cell/>
          <table:table-cell table:formula="of:=[.D6]-[.$D$46]" office:value-type="float" office:value="0.21744111478904" calcext:value-type="float">
            <text:p>0.2174411148</text:p>
          </table:table-cell>
          <table:table-cell table:formula="of:=[.E6]-[.$E$46]" office:value-type="float" office:value="-0.856827158680972" calcext:value-type="float">
            <text:p>-0.8568271587</text:p>
          </table:table-cell>
        </table:table-row>
        <table:table-row table:style-name="ro1">
          <table:table-cell office:value-type="float" office:value="-0.123631806937018" calcext:value-type="float">
            <text:p>-0.1236318069</text:p>
          </table:table-cell>
          <table:table-cell office:value-type="float" office:value="-0.34174058917075" calcext:value-type="float">
            <text:p>-0.3417405892</text:p>
          </table:table-cell>
          <table:table-cell/>
          <table:table-cell table:formula="of:=[.A7]*1000" office:value-type="float" office:value="-123.631806937018" calcext:value-type="float">
            <text:p>-123.631806937</text:p>
          </table:table-cell>
          <table:table-cell table:formula="of:=[.B7]*1000" office:value-type="float" office:value="-341.74058917075" calcext:value-type="float">
            <text:p>-341.7405891708</text:p>
          </table:table-cell>
          <table:table-cell/>
          <table:table-cell table:formula="of:=[.D7]-[.$D$46]" office:value-type="float" office:value="-0.172212000047438" calcext:value-type="float">
            <text:p>-0.172212</text:p>
          </table:table-cell>
          <table:table-cell table:formula="of:=[.E7]-[.$E$46]" office:value-type="float" office:value="-0.337955892047034" calcext:value-type="float">
            <text:p>-0.337955892</text:p>
          </table:table-cell>
        </table:table-row>
        <table:table-row table:style-name="ro1">
          <table:table-cell office:value-type="float" office:value="-0.123486703295541" calcext:value-type="float">
            <text:p>-0.1234867033</text:p>
          </table:table-cell>
          <table:table-cell office:value-type="float" office:value="-0.34193674957677" calcext:value-type="float">
            <text:p>-0.3419367496</text:p>
          </table:table-cell>
          <table:table-cell/>
          <table:table-cell table:formula="of:=[.A8]*1000" office:value-type="float" office:value="-123.486703295541" calcext:value-type="float">
            <text:p>-123.4867032955</text:p>
          </table:table-cell>
          <table:table-cell table:formula="of:=[.B8]*1000" office:value-type="float" office:value="-341.93674957677" calcext:value-type="float">
            <text:p>-341.9367495768</text:p>
          </table:table-cell>
          <table:table-cell/>
          <table:table-cell table:formula="of:=[.D8]-[.$D$46]" office:value-type="float" office:value="-0.027108358569933" calcext:value-type="float">
            <text:p>-0.0271083586</text:p>
          </table:table-cell>
          <table:table-cell table:formula="of:=[.E8]-[.$E$46]" office:value-type="float" office:value="-0.534116298066408" calcext:value-type="float">
            <text:p>-0.5341162981</text:p>
          </table:table-cell>
        </table:table-row>
        <table:table-row table:style-name="ro1">
          <table:table-cell office:value-type="float" office:value="-0.123258047505101" calcext:value-type="float">
            <text:p>-0.1232580475</text:p>
          </table:table-cell>
          <table:table-cell office:value-type="float" office:value="-0.341443588141833" calcext:value-type="float">
            <text:p>-0.3414435881</text:p>
          </table:table-cell>
          <table:table-cell/>
          <table:table-cell table:formula="of:=[.A9]*1000" office:value-type="float" office:value="-123.258047505101" calcext:value-type="float">
            <text:p>-123.2580475051</text:p>
          </table:table-cell>
          <table:table-cell table:formula="of:=[.B9]*1000" office:value-type="float" office:value="-341.443588141833" calcext:value-type="float">
            <text:p>-341.4435881418</text:p>
          </table:table-cell>
          <table:table-cell/>
          <table:table-cell table:formula="of:=[.D9]-[.$D$46]" office:value-type="float" office:value="0.201547431869244" calcext:value-type="float">
            <text:p>0.2015474319</text:p>
          </table:table-cell>
          <table:table-cell table:formula="of:=[.E9]-[.$E$46]" office:value-type="float" office:value="-0.0409548631294001" calcext:value-type="float">
            <text:p>-0.0409548631</text:p>
          </table:table-cell>
        </table:table-row>
        <table:table-row table:style-name="ro1">
          <table:table-cell office:value-type="float" office:value="-0.123104095319225" calcext:value-type="float">
            <text:p>-0.1231040953</text:p>
          </table:table-cell>
          <table:table-cell office:value-type="float" office:value="-0.341550598658534" calcext:value-type="float">
            <text:p>-0.3415505987</text:p>
          </table:table-cell>
          <table:table-cell/>
          <table:table-cell table:formula="of:=[.A10]*1000" office:value-type="float" office:value="-123.104095319225" calcext:value-type="float">
            <text:p>-123.1040953192</text:p>
          </table:table-cell>
          <table:table-cell table:formula="of:=[.B10]*1000" office:value-type="float" office:value="-341.550598658534" calcext:value-type="float">
            <text:p>-341.5505986585</text:p>
          </table:table-cell>
          <table:table-cell/>
          <table:table-cell table:formula="of:=[.D10]-[.$D$46]" office:value-type="float" office:value="0.355499617745565" calcext:value-type="float">
            <text:p>0.3554996177</text:p>
          </table:table-cell>
          <table:table-cell table:formula="of:=[.E10]-[.$E$46]" office:value-type="float" office:value="-0.147965379830225" calcext:value-type="float">
            <text:p>-0.1479653798</text:p>
          </table:table-cell>
        </table:table-row>
        <table:table-row table:style-name="ro1">
          <table:table-cell office:value-type="float" office:value="-0.122942394644966" calcext:value-type="float">
            <text:p>-0.1229423946</text:p>
          </table:table-cell>
          <table:table-cell office:value-type="float" office:value="-0.341114393154162" calcext:value-type="float">
            <text:p>-0.3411143932</text:p>
          </table:table-cell>
          <table:table-cell/>
          <table:table-cell table:formula="of:=[.A11]*1000" office:value-type="float" office:value="-122.942394644966" calcext:value-type="float">
            <text:p>-122.942394645</text:p>
          </table:table-cell>
          <table:table-cell table:formula="of:=[.B11]*1000" office:value-type="float" office:value="-341.114393154162" calcext:value-type="float">
            <text:p>-341.1143931542</text:p>
          </table:table-cell>
          <table:table-cell/>
          <table:table-cell table:formula="of:=[.D11]-[.$D$46]" office:value-type="float" office:value="0.517200292005043" calcext:value-type="float">
            <text:p>0.517200292</text:p>
          </table:table-cell>
          <table:table-cell table:formula="of:=[.E11]-[.$E$46]" office:value-type="float" office:value="0.288240124541119" calcext:value-type="float">
            <text:p>0.2882401245</text:p>
          </table:table-cell>
        </table:table-row>
        <table:table-row table:style-name="ro1">
          <table:table-cell office:value-type="float" office:value="-0.122829212943406" calcext:value-type="float">
            <text:p>-0.1228292129</text:p>
          </table:table-cell>
          <table:table-cell office:value-type="float" office:value="-0.340857483892002" calcext:value-type="float">
            <text:p>-0.3408574839</text:p>
          </table:table-cell>
          <table:table-cell/>
          <table:table-cell table:formula="of:=[.A12]*1000" office:value-type="float" office:value="-122.829212943406" calcext:value-type="float">
            <text:p>-122.8292129434</text:p>
          </table:table-cell>
          <table:table-cell table:formula="of:=[.B12]*1000" office:value-type="float" office:value="-340.857483892002" calcext:value-type="float">
            <text:p>-340.857483892</text:p>
          </table:table-cell>
          <table:table-cell/>
          <table:table-cell table:formula="of:=[.D12]-[.$D$46]" office:value-type="float" office:value="0.630381993564399" calcext:value-type="float">
            <text:p>0.6303819936</text:p>
          </table:table-cell>
          <table:table-cell table:formula="of:=[.E12]-[.$E$46]" office:value-type="float" office:value="0.545149386701667" calcext:value-type="float">
            <text:p>0.5451493867</text:p>
          </table:table-cell>
        </table:table-row>
        <table:table-row table:style-name="ro1">
          <table:table-cell office:value-type="float" office:value="-0.122773150626797" calcext:value-type="float">
            <text:p>-0.1227731506</text:p>
          </table:table-cell>
          <table:table-cell office:value-type="float" office:value="-0.340714245410635" calcext:value-type="float">
            <text:p>-0.3407142454</text:p>
          </table:table-cell>
          <table:table-cell/>
          <table:table-cell table:formula="of:=[.A13]*1000" office:value-type="float" office:value="-122.773150626797" calcext:value-type="float">
            <text:p>-122.7731506268</text:p>
          </table:table-cell>
          <table:table-cell table:formula="of:=[.B13]*1000" office:value-type="float" office:value="-340.714245410635" calcext:value-type="float">
            <text:p>-340.7142454106</text:p>
          </table:table-cell>
          <table:table-cell/>
          <table:table-cell table:formula="of:=[.D13]-[.$D$46]" office:value-type="float" office:value="0.686444310173471" calcext:value-type="float">
            <text:p>0.6864443102</text:p>
          </table:table-cell>
          <table:table-cell table:formula="of:=[.E13]-[.$E$46]" office:value-type="float" office:value="0.688387868068844" calcext:value-type="float">
            <text:p>0.6883878681</text:p>
          </table:table-cell>
        </table:table-row>
        <table:table-row table:style-name="ro1">
          <table:table-cell office:value-type="float" office:value="-0.124068779582204" calcext:value-type="float">
            <text:p>-0.1240687796</text:p>
          </table:table-cell>
          <table:table-cell office:value-type="float" office:value="-0.341078326241476" calcext:value-type="float">
            <text:p>-0.3410783262</text:p>
          </table:table-cell>
          <table:table-cell/>
          <table:table-cell table:formula="of:=[.A14]*1000" office:value-type="float" office:value="-124.068779582204" calcext:value-type="float">
            <text:p>-124.0687795822</text:p>
          </table:table-cell>
          <table:table-cell table:formula="of:=[.B14]*1000" office:value-type="float" office:value="-341.078326241476" calcext:value-type="float">
            <text:p>-341.0783262415</text:p>
          </table:table-cell>
          <table:table-cell/>
          <table:table-cell table:formula="of:=[.D14]-[.$D$46]" office:value-type="float" office:value="-0.609184645233427" calcext:value-type="float">
            <text:p>-0.6091846452</text:p>
          </table:table-cell>
          <table:table-cell table:formula="of:=[.E14]-[.$E$46]" office:value-type="float" office:value="0.324307037227754" calcext:value-type="float">
            <text:p>0.3243070372</text:p>
          </table:table-cell>
        </table:table-row>
        <table:table-row table:style-name="ro1">
          <table:table-cell office:value-type="float" office:value="-0.123859348467677" calcext:value-type="float">
            <text:p>-0.1238593485</text:p>
          </table:table-cell>
          <table:table-cell office:value-type="float" office:value="-0.341315495431459" calcext:value-type="float">
            <text:p>-0.3413154954</text:p>
          </table:table-cell>
          <table:table-cell/>
          <table:table-cell table:formula="of:=[.A15]*1000" office:value-type="float" office:value="-123.859348467677" calcext:value-type="float">
            <text:p>-123.8593484677</text:p>
          </table:table-cell>
          <table:table-cell table:formula="of:=[.B15]*1000" office:value-type="float" office:value="-341.315495431459" calcext:value-type="float">
            <text:p>-341.3154954315</text:p>
          </table:table-cell>
          <table:table-cell/>
          <table:table-cell table:formula="of:=[.D15]-[.$D$46]" office:value-type="float" office:value="-0.399753530705965" calcext:value-type="float">
            <text:p>-0.3997535307</text:p>
          </table:table-cell>
          <table:table-cell table:formula="of:=[.E15]-[.$E$46]" office:value-type="float" office:value="0.0871378472446054" calcext:value-type="float">
            <text:p>0.0871378472</text:p>
          </table:table-cell>
        </table:table-row>
        <table:table-row table:style-name="ro1">
          <table:table-cell office:value-type="float" office:value="-0.123582671188842" calcext:value-type="float">
            <text:p>-0.1235826712</text:p>
          </table:table-cell>
          <table:table-cell office:value-type="float" office:value="-0.341515843262889" calcext:value-type="float">
            <text:p>-0.3415158433</text:p>
          </table:table-cell>
          <table:table-cell/>
          <table:table-cell table:formula="of:=[.A16]*1000" office:value-type="float" office:value="-123.582671188842" calcext:value-type="float">
            <text:p>-123.5826711888</text:p>
          </table:table-cell>
          <table:table-cell table:formula="of:=[.B16]*1000" office:value-type="float" office:value="-341.515843262889" calcext:value-type="float">
            <text:p>-341.5158432629</text:p>
          </table:table-cell>
          <table:table-cell/>
          <table:table-cell table:formula="of:=[.D16]-[.$D$46]" office:value-type="float" office:value="-0.123076251871467" calcext:value-type="float">
            <text:p>-0.1230762519</text:p>
          </table:table-cell>
          <table:table-cell table:formula="of:=[.E16]-[.$E$46]" office:value-type="float" office:value="-0.113209984186028" calcext:value-type="float">
            <text:p>-0.1132099842</text:p>
          </table:table-cell>
        </table:table-row>
        <table:table-row table:style-name="ro1">
          <table:table-cell office:value-type="float" office:value="-0.123372052407972" calcext:value-type="float">
            <text:p>-0.1233720524</text:p>
          </table:table-cell>
          <table:table-cell office:value-type="float" office:value="-0.341460560113535" calcext:value-type="float">
            <text:p>-0.3414605601</text:p>
          </table:table-cell>
          <table:table-cell/>
          <table:table-cell table:formula="of:=[.A17]*1000" office:value-type="float" office:value="-123.372052407972" calcext:value-type="float">
            <text:p>-123.372052408</text:p>
          </table:table-cell>
          <table:table-cell table:formula="of:=[.B17]*1000" office:value-type="float" office:value="-341.460560113535" calcext:value-type="float">
            <text:p>-341.4605601135</text:p>
          </table:table-cell>
          <table:table-cell/>
          <table:table-cell table:formula="of:=[.D17]-[.$D$46]" office:value-type="float" office:value="0.0875425289988954" calcext:value-type="float">
            <text:p>0.087542529</text:p>
          </table:table-cell>
          <table:table-cell table:formula="of:=[.E17]-[.$E$46]" office:value-type="float" office:value="-0.0579268348311643" calcext:value-type="float">
            <text:p>-0.0579268348</text:p>
          </table:table-cell>
        </table:table-row>
        <table:table-row table:style-name="ro1">
          <table:table-cell office:value-type="float" office:value="-0.123480886463295" calcext:value-type="float">
            <text:p>-0.1234808865</text:p>
          </table:table-cell>
          <table:table-cell office:value-type="float" office:value="-0.34123816147912" calcext:value-type="float">
            <text:p>-0.3412381615</text:p>
          </table:table-cell>
          <table:table-cell/>
          <table:table-cell table:formula="of:=[.A18]*1000" office:value-type="float" office:value="-123.480886463295" calcext:value-type="float">
            <text:p>-123.4808864633</text:p>
          </table:table-cell>
          <table:table-cell table:formula="of:=[.B18]*1000" office:value-type="float" office:value="-341.23816147912" calcext:value-type="float">
            <text:p>-341.2381614791</text:p>
          </table:table-cell>
          <table:table-cell/>
          <table:table-cell table:formula="of:=[.D18]-[.$D$46]" office:value-type="float" office:value="-0.0212915263239779" calcext:value-type="float">
            <text:p>-0.0212915263</text:p>
          </table:table-cell>
          <table:table-cell table:formula="of:=[.E18]-[.$E$46]" office:value-type="float" office:value="0.164471799583737" calcext:value-type="float">
            <text:p>0.1644717996</text:p>
          </table:table-cell>
        </table:table-row>
        <table:table-row table:style-name="ro1">
          <table:table-cell office:value-type="float" office:value="-0.123263764794699" calcext:value-type="float">
            <text:p>-0.1232637648</text:p>
          </table:table-cell>
          <table:table-cell office:value-type="float" office:value="-0.341470333230065" calcext:value-type="float">
            <text:p>-0.3414703332</text:p>
          </table:table-cell>
          <table:table-cell/>
          <table:table-cell table:formula="of:=[.A19]*1000" office:value-type="float" office:value="-123.263764794699" calcext:value-type="float">
            <text:p>-123.2637647947</text:p>
          </table:table-cell>
          <table:table-cell table:formula="of:=[.B19]*1000" office:value-type="float" office:value="-341.470333230065" calcext:value-type="float">
            <text:p>-341.4703332301</text:p>
          </table:table-cell>
          <table:table-cell/>
          <table:table-cell table:formula="of:=[.D19]-[.$D$46]" office:value-type="float" office:value="0.195830142271277" calcext:value-type="float">
            <text:p>0.1958301423</text:p>
          </table:table-cell>
          <table:table-cell table:formula="of:=[.E19]-[.$E$46]" office:value-type="float" office:value="-0.0676999513619876" calcext:value-type="float">
            <text:p>-0.0676999514</text:p>
          </table:table-cell>
        </table:table-row>
        <table:table-row table:style-name="ro1">
          <table:table-cell office:value-type="float" office:value="-0.123057310427544" calcext:value-type="float">
            <text:p>-0.1230573104</text:p>
          </table:table-cell>
          <table:table-cell office:value-type="float" office:value="-0.340692382774732" calcext:value-type="float">
            <text:p>-0.3406923828</text:p>
          </table:table-cell>
          <table:table-cell/>
          <table:table-cell table:formula="of:=[.A20]*1000" office:value-type="float" office:value="-123.057310427544" calcext:value-type="float">
            <text:p>-123.0573104275</text:p>
          </table:table-cell>
          <table:table-cell table:formula="of:=[.B20]*1000" office:value-type="float" office:value="-340.692382774732" calcext:value-type="float">
            <text:p>-340.6923827747</text:p>
          </table:table-cell>
          <table:table-cell/>
          <table:table-cell table:formula="of:=[.D20]-[.$D$46]" office:value-type="float" office:value="0.402284509426323" calcext:value-type="float">
            <text:p>0.4022845094</text:p>
          </table:table-cell>
          <table:table-cell table:formula="of:=[.E20]-[.$E$46]" office:value-type="float" office:value="0.710250503971281" calcext:value-type="float">
            <text:p>0.710250504</text:p>
          </table:table-cell>
        </table:table-row>
        <table:table-row table:style-name="ro1">
          <table:table-cell office:value-type="float" office:value="-0.124175607236389" calcext:value-type="float">
            <text:p>-0.1241756072</text:p>
          </table:table-cell>
          <table:table-cell office:value-type="float" office:value="-0.340529396824155" calcext:value-type="float">
            <text:p>-0.3405293968</text:p>
          </table:table-cell>
          <table:table-cell/>
          <table:table-cell table:formula="of:=[.A21]*1000" office:value-type="float" office:value="-124.175607236389" calcext:value-type="float">
            <text:p>-124.1756072364</text:p>
          </table:table-cell>
          <table:table-cell table:formula="of:=[.B21]*1000" office:value-type="float" office:value="-340.529396824156" calcext:value-type="float">
            <text:p>-340.5293968242</text:p>
          </table:table-cell>
          <table:table-cell/>
          <table:table-cell table:formula="of:=[.D21]-[.$D$46]" office:value-type="float" office:value="-0.716012299418139" calcext:value-type="float">
            <text:p>-0.7160122994</text:p>
          </table:table-cell>
          <table:table-cell table:formula="of:=[.E21]-[.$E$46]" office:value-type="float" office:value="0.87323645454785" calcext:value-type="float">
            <text:p>0.8732364545</text:p>
          </table:table-cell>
        </table:table-row>
        <table:table-row table:style-name="ro1">
          <table:table-cell office:value-type="float" office:value="-0.123299621698411" calcext:value-type="float">
            <text:p>-0.1232996217</text:p>
          </table:table-cell>
          <table:table-cell office:value-type="float" office:value="-0.340678848947832" calcext:value-type="float">
            <text:p>-0.3406788489</text:p>
          </table:table-cell>
          <table:table-cell/>
          <table:table-cell table:formula="of:=[.A22]*1000" office:value-type="float" office:value="-123.299621698411" calcext:value-type="float">
            <text:p>-123.2996216984</text:p>
          </table:table-cell>
          <table:table-cell table:formula="of:=[.B22]*1000" office:value-type="float" office:value="-340.678848947832" calcext:value-type="float">
            <text:p>-340.6788489478</text:p>
          </table:table-cell>
          <table:table-cell/>
          <table:table-cell table:formula="of:=[.D22]-[.$D$46]" office:value-type="float" office:value="0.159973238559729" calcext:value-type="float">
            <text:p>0.1599732386</text:p>
          </table:table-cell>
          <table:table-cell table:formula="of:=[.E22]-[.$E$46]" office:value-type="float" office:value="0.723784330871183" calcext:value-type="float">
            <text:p>0.7237843309</text:p>
          </table:table-cell>
        </table:table-row>
        <table:table-row table:style-name="ro1">
          <table:table-cell office:value-type="float" office:value="-0.123057132099854" calcext:value-type="float">
            <text:p>-0.1230571321</text:p>
          </table:table-cell>
          <table:table-cell office:value-type="float" office:value="-0.342270784715091" calcext:value-type="float">
            <text:p>-0.3422707847</text:p>
          </table:table-cell>
          <table:table-cell/>
          <table:table-cell table:formula="of:=[.A23]*1000" office:value-type="float" office:value="-123.057132099854" calcext:value-type="float">
            <text:p>-123.0571320999</text:p>
          </table:table-cell>
          <table:table-cell table:formula="of:=[.B23]*1000" office:value-type="float" office:value="-342.270784715091" calcext:value-type="float">
            <text:p>-342.2707847151</text:p>
          </table:table-cell>
          <table:table-cell/>
          <table:table-cell table:formula="of:=[.D23]-[.$D$46]" office:value-type="float" office:value="0.402462837116801" calcext:value-type="float">
            <text:p>0.4024628371</text:p>
          </table:table-cell>
          <table:table-cell table:formula="of:=[.E23]-[.$E$46]" office:value-type="float" office:value="-0.868151436387848" calcext:value-type="float">
            <text:p>-0.8681514364</text:p>
          </table:table-cell>
        </table:table-row>
        <table:table-row table:style-name="ro1">
          <table:table-cell office:value-type="float" office:value="-0.125006101669193" calcext:value-type="float">
            <text:p>-0.1250061017</text:p>
          </table:table-cell>
          <table:table-cell office:value-type="float" office:value="-0.342185252159532" calcext:value-type="float">
            <text:p>-0.3421852522</text:p>
          </table:table-cell>
          <table:table-cell/>
          <table:table-cell table:formula="of:=[.A24]*1000" office:value-type="float" office:value="-125.006101669193" calcext:value-type="float">
            <text:p>-125.0061016692</text:p>
          </table:table-cell>
          <table:table-cell table:formula="of:=[.B24]*1000" office:value-type="float" office:value="-342.185252159532" calcext:value-type="float">
            <text:p>-342.1852521595</text:p>
          </table:table-cell>
          <table:table-cell/>
          <table:table-cell table:formula="of:=[.D24]-[.$D$46]" office:value-type="float" office:value="-1.54650673222197" calcext:value-type="float">
            <text:p>-1.5465067322</text:p>
          </table:table-cell>
          <table:table-cell table:formula="of:=[.E24]-[.$E$46]" office:value-type="float" office:value="-0.782618880828238" calcext:value-type="float">
            <text:p>-0.7826188808</text:p>
          </table:table-cell>
        </table:table-row>
        <table:table-row table:style-name="ro1">
          <table:table-cell office:value-type="float" office:value="-0.124802234081662" calcext:value-type="float">
            <text:p>-0.1248022341</text:p>
          </table:table-cell>
          <table:table-cell office:value-type="float" office:value="-0.342262992791485" calcext:value-type="float">
            <text:p>-0.3422629928</text:p>
          </table:table-cell>
          <table:table-cell/>
          <table:table-cell table:formula="of:=[.A25]*1000" office:value-type="float" office:value="-124.802234081662" calcext:value-type="float">
            <text:p>-124.8022340817</text:p>
          </table:table-cell>
          <table:table-cell table:formula="of:=[.B25]*1000" office:value-type="float" office:value="-342.262992791485" calcext:value-type="float">
            <text:p>-342.2629927915</text:p>
          </table:table-cell>
          <table:table-cell/>
          <table:table-cell table:formula="of:=[.D25]-[.$D$46]" office:value-type="float" office:value="-1.34263914469162" calcext:value-type="float">
            <text:p>-1.3426391447</text:p>
          </table:table-cell>
          <table:table-cell table:formula="of:=[.E25]-[.$E$46]" office:value-type="float" office:value="-0.860359512781429" calcext:value-type="float">
            <text:p>-0.8603595128</text:p>
          </table:table-cell>
        </table:table-row>
        <table:table-row table:style-name="ro1">
          <table:table-cell office:value-type="float" office:value="-0.124312124476895" calcext:value-type="float">
            <text:p>-0.1243121245</text:p>
          </table:table-cell>
          <table:table-cell office:value-type="float" office:value="-0.342006648222799" calcext:value-type="float">
            <text:p>-0.3420066482</text:p>
          </table:table-cell>
          <table:table-cell/>
          <table:table-cell table:formula="of:=[.A26]*1000" office:value-type="float" office:value="-124.312124476895" calcext:value-type="float">
            <text:p>-124.3121244769</text:p>
          </table:table-cell>
          <table:table-cell table:formula="of:=[.B26]*1000" office:value-type="float" office:value="-342.006648222799" calcext:value-type="float">
            <text:p>-342.0066482228</text:p>
          </table:table-cell>
          <table:table-cell/>
          <table:table-cell table:formula="of:=[.D26]-[.$D$46]" office:value-type="float" office:value="-0.852529539924802" calcext:value-type="float">
            <text:p>-0.8525295399</text:p>
          </table:table-cell>
          <table:table-cell table:formula="of:=[.E26]-[.$E$46]" office:value-type="float" office:value="-0.604014944095866" calcext:value-type="float">
            <text:p>-0.6040149441</text:p>
          </table:table-cell>
        </table:table-row>
        <table:table-row table:style-name="ro1">
          <table:table-cell office:value-type="float" office:value="-0.123771861887243" calcext:value-type="float">
            <text:p>-0.1237718619</text:p>
          </table:table-cell>
          <table:table-cell office:value-type="float" office:value="-0.341663874877744" calcext:value-type="float">
            <text:p>-0.3416638749</text:p>
          </table:table-cell>
          <table:table-cell/>
          <table:table-cell table:formula="of:=[.A27]*1000" office:value-type="float" office:value="-123.771861887243" calcext:value-type="float">
            <text:p>-123.7718618872</text:p>
          </table:table-cell>
          <table:table-cell table:formula="of:=[.B27]*1000" office:value-type="float" office:value="-341.663874877744" calcext:value-type="float">
            <text:p>-341.6638748777</text:p>
          </table:table-cell>
          <table:table-cell/>
          <table:table-cell table:formula="of:=[.D27]-[.$D$46]" office:value-type="float" office:value="-0.312266950272075" calcext:value-type="float">
            <text:p>-0.3122669503</text:p>
          </table:table-cell>
          <table:table-cell table:formula="of:=[.E27]-[.$E$46]" office:value-type="float" office:value="-0.261241599040488" calcext:value-type="float">
            <text:p>-0.261241599</text:p>
          </table:table-cell>
        </table:table-row>
        <table:table-row table:style-name="ro1">
          <table:table-cell office:value-type="float" office:value="-0.123697624200999" calcext:value-type="float">
            <text:p>-0.1236976242</text:p>
          </table:table-cell>
          <table:table-cell office:value-type="float" office:value="-0.341772587025044" calcext:value-type="float">
            <text:p>-0.341772587</text:p>
          </table:table-cell>
          <table:table-cell/>
          <table:table-cell table:formula="of:=[.A28]*1000" office:value-type="float" office:value="-123.697624200999" calcext:value-type="float">
            <text:p>-123.697624201</text:p>
          </table:table-cell>
          <table:table-cell table:formula="of:=[.B28]*1000" office:value-type="float" office:value="-341.772587025044" calcext:value-type="float">
            <text:p>-341.772587025</text:p>
          </table:table-cell>
          <table:table-cell/>
          <table:table-cell table:formula="of:=[.D28]-[.$D$46]" office:value-type="float" office:value="-0.238029264028441" calcext:value-type="float">
            <text:p>-0.238029264</text:p>
          </table:table-cell>
          <table:table-cell table:formula="of:=[.E28]-[.$E$46]" office:value-type="float" office:value="-0.369953746340514" calcext:value-type="float">
            <text:p>-0.3699537463</text:p>
          </table:table-cell>
        </table:table-row>
        <table:table-row table:style-name="ro1">
          <table:table-cell office:value-type="float" office:value="-0.123291893518096" calcext:value-type="float">
            <text:p>-0.1232918935</text:p>
          </table:table-cell>
          <table:table-cell office:value-type="float" office:value="-0.34035543235189" calcext:value-type="float">
            <text:p>-0.3403554324</text:p>
          </table:table-cell>
          <table:table-cell/>
          <table:table-cell table:formula="of:=[.A29]*1000" office:value-type="float" office:value="-123.291893518096" calcext:value-type="float">
            <text:p>-123.2918935181</text:p>
          </table:table-cell>
          <table:table-cell table:formula="of:=[.B29]*1000" office:value-type="float" office:value="-340.35543235189" calcext:value-type="float">
            <text:p>-340.3554323519</text:p>
          </table:table-cell>
          <table:table-cell/>
          <table:table-cell table:formula="of:=[.D29]-[.$D$46]" office:value-type="float" office:value="0.1677014188746" calcext:value-type="float">
            <text:p>0.1677014189</text:p>
          </table:table-cell>
          <table:table-cell table:formula="of:=[.E29]-[.$E$46]" office:value-type="float" office:value="1.04720092681293" calcext:value-type="float">
            <text:p>1.0472009268</text:p>
          </table:table-cell>
        </table:table-row>
        <table:table-row table:style-name="ro1">
          <table:table-cell office:value-type="float" office:value="-0.123195219479175" calcext:value-type="float">
            <text:p>-0.1231952195</text:p>
          </table:table-cell>
          <table:table-cell office:value-type="float" office:value="-0.341796149400538" calcext:value-type="float">
            <text:p>-0.3417961494</text:p>
          </table:table-cell>
          <table:table-cell/>
          <table:table-cell table:formula="of:=[.A30]*1000" office:value-type="float" office:value="-123.195219479175" calcext:value-type="float">
            <text:p>-123.1952194792</text:p>
          </table:table-cell>
          <table:table-cell table:formula="of:=[.B30]*1000" office:value-type="float" office:value="-341.796149400538" calcext:value-type="float">
            <text:p>-341.7961494005</text:p>
          </table:table-cell>
          <table:table-cell/>
          <table:table-cell table:formula="of:=[.D30]-[.$D$46]" office:value-type="float" office:value="0.26437545779531" calcext:value-type="float">
            <text:p>0.2643754578</text:p>
          </table:table-cell>
          <table:table-cell table:formula="of:=[.E30]-[.$E$46]" office:value-type="float" office:value="-0.393516121834978" calcext:value-type="float">
            <text:p>-0.3935161218</text:p>
          </table:table-cell>
        </table:table-row>
        <table:table-row table:style-name="ro1">
          <table:table-cell office:value-type="float" office:value="-0.123205622761827" calcext:value-type="float">
            <text:p>-0.1232056228</text:p>
          </table:table-cell>
          <table:table-cell office:value-type="float" office:value="-0.341538261894111" calcext:value-type="float">
            <text:p>-0.3415382619</text:p>
          </table:table-cell>
          <table:table-cell/>
          <table:table-cell table:formula="of:=[.A31]*1000" office:value-type="float" office:value="-123.205622761827" calcext:value-type="float">
            <text:p>-123.2056227618</text:p>
          </table:table-cell>
          <table:table-cell table:formula="of:=[.B31]*1000" office:value-type="float" office:value="-341.538261894111" calcext:value-type="float">
            <text:p>-341.5382618941</text:p>
          </table:table-cell>
          <table:table-cell/>
          <table:table-cell table:formula="of:=[.D31]-[.$D$46]" office:value-type="float" office:value="0.253972175143616" calcext:value-type="float">
            <text:p>0.2539721751</text:p>
          </table:table-cell>
          <table:table-cell table:formula="of:=[.E31]-[.$E$46]" office:value-type="float" office:value="-0.135628615407825" calcext:value-type="float">
            <text:p>-0.1356286154</text:p>
          </table:table-cell>
        </table:table-row>
        <table:table-row table:style-name="ro1">
          <table:table-cell office:value-type="float" office:value="-0.123273672385866" calcext:value-type="float">
            <text:p>-0.1232736724</text:p>
          </table:table-cell>
          <table:table-cell office:value-type="float" office:value="-0.341608255808924" calcext:value-type="float">
            <text:p>-0.3416082558</text:p>
          </table:table-cell>
          <table:table-cell/>
          <table:table-cell table:formula="of:=[.A32]*1000" office:value-type="float" office:value="-123.273672385866" calcext:value-type="float">
            <text:p>-123.2736723859</text:p>
          </table:table-cell>
          <table:table-cell table:formula="of:=[.B32]*1000" office:value-type="float" office:value="-341.608255808924" calcext:value-type="float">
            <text:p>-341.6082558089</text:p>
          </table:table-cell>
          <table:table-cell/>
          <table:table-cell table:formula="of:=[.D32]-[.$D$46]" office:value-type="float" office:value="0.185922551104341" calcext:value-type="float">
            <text:p>0.1859225511</text:p>
          </table:table-cell>
          <table:table-cell table:formula="of:=[.E32]-[.$E$46]" office:value-type="float" office:value="-0.205622530220182" calcext:value-type="float">
            <text:p>-0.2056225302</text:p>
          </table:table-cell>
        </table:table-row>
        <table:table-row table:style-name="ro1">
          <table:table-cell office:value-type="float" office:value="-0.122939822014416" calcext:value-type="float">
            <text:p>-0.122939822</text:p>
          </table:table-cell>
          <table:table-cell office:value-type="float" office:value="-0.341015228319224" calcext:value-type="float">
            <text:p>-0.3410152283</text:p>
          </table:table-cell>
          <table:table-cell/>
          <table:table-cell table:formula="of:=[.A33]*1000" office:value-type="float" office:value="-122.939822014416" calcext:value-type="float">
            <text:p>-122.9398220144</text:p>
          </table:table-cell>
          <table:table-cell table:formula="of:=[.B33]*1000" office:value-type="float" office:value="-341.015228319224" calcext:value-type="float">
            <text:p>-341.0152283192</text:p>
          </table:table-cell>
          <table:table-cell/>
          <table:table-cell table:formula="of:=[.D33]-[.$D$46]" office:value-type="float" office:value="0.519772922554523" calcext:value-type="float">
            <text:p>0.5197729226</text:p>
          </table:table-cell>
          <table:table-cell table:formula="of:=[.E33]-[.$E$46]" office:value-type="float" office:value="0.387404959479341" calcext:value-type="float">
            <text:p>0.3874049595</text:p>
          </table:table-cell>
        </table:table-row>
        <table:table-row table:style-name="ro1">
          <table:table-cell office:value-type="float" office:value="-0.123386461586932" calcext:value-type="float">
            <text:p>-0.1233864616</text:p>
          </table:table-cell>
          <table:table-cell office:value-type="float" office:value="-0.340269985554685" calcext:value-type="float">
            <text:p>-0.3402699856</text:p>
          </table:table-cell>
          <table:table-cell/>
          <table:table-cell table:formula="of:=[.A34]*1000" office:value-type="float" office:value="-123.386461586932" calcext:value-type="float">
            <text:p>-123.3864615869</text:p>
          </table:table-cell>
          <table:table-cell table:formula="of:=[.B34]*1000" office:value-type="float" office:value="-340.269985554685" calcext:value-type="float">
            <text:p>-340.2699855547</text:p>
          </table:table-cell>
          <table:table-cell/>
          <table:table-cell table:formula="of:=[.D34]-[.$D$46]" office:value-type="float" office:value="0.0731333500382618" calcext:value-type="float">
            <text:p>0.07313335</text:p>
          </table:table-cell>
          <table:table-cell table:formula="of:=[.E34]-[.$E$46]" office:value-type="float" office:value="1.13264772401794" calcext:value-type="float">
            <text:p>1.132647724</text:p>
          </table:table-cell>
        </table:table-row>
        <table:table-row table:style-name="ro1">
          <table:table-cell office:value-type="float" office:value="-0.123204222150772" calcext:value-type="float">
            <text:p>-0.1232042222</text:p>
          </table:table-cell>
          <table:table-cell office:value-type="float" office:value="-0.34063268896731" calcext:value-type="float">
            <text:p>-0.340632689</text:p>
          </table:table-cell>
          <table:table-cell/>
          <table:table-cell table:formula="of:=[.A35]*1000" office:value-type="float" office:value="-123.204222150772" calcext:value-type="float">
            <text:p>-123.2042221508</text:p>
          </table:table-cell>
          <table:table-cell table:formula="of:=[.B35]*1000" office:value-type="float" office:value="-340.63268896731" calcext:value-type="float">
            <text:p>-340.6326889673</text:p>
          </table:table-cell>
          <table:table-cell/>
          <table:table-cell table:formula="of:=[.D35]-[.$D$46]" office:value-type="float" office:value="0.255372786198834" calcext:value-type="float">
            <text:p>0.2553727862</text:p>
          </table:table-cell>
          <table:table-cell table:formula="of:=[.E35]-[.$E$46]" office:value-type="float" office:value="0.769944311393147" calcext:value-type="float">
            <text:p>0.7699443114</text:p>
          </table:table-cell>
        </table:table-row>
        <table:table-row table:style-name="ro1">
          <table:table-cell office:value-type="float" office:value="-0.123188997617672" calcext:value-type="float">
            <text:p>-0.1231889976</text:p>
          </table:table-cell>
          <table:table-cell office:value-type="float" office:value="-0.340641965713518" calcext:value-type="float">
            <text:p>-0.3406419657</text:p>
          </table:table-cell>
          <table:table-cell/>
          <table:table-cell table:formula="of:=[.A36]*1000" office:value-type="float" office:value="-123.188997617672" calcext:value-type="float">
            <text:p>-123.1889976177</text:p>
          </table:table-cell>
          <table:table-cell table:formula="of:=[.B36]*1000" office:value-type="float" office:value="-340.641965713518" calcext:value-type="float">
            <text:p>-340.6419657135</text:p>
          </table:table-cell>
          <table:table-cell/>
          <table:table-cell table:formula="of:=[.D36]-[.$D$46]" office:value-type="float" office:value="0.270597319298645" calcext:value-type="float">
            <text:p>0.2705973193</text:p>
          </table:table-cell>
          <table:table-cell table:formula="of:=[.E36]-[.$E$46]" office:value-type="float" office:value="0.760667565185713" calcext:value-type="float">
            <text:p>0.7606675652</text:p>
          </table:table-cell>
        </table:table-row>
        <table:table-row table:style-name="ro1">
          <table:table-cell office:value-type="float" office:value="-0.123362795898537" calcext:value-type="float">
            <text:p>-0.1233627959</text:p>
          </table:table-cell>
          <table:table-cell office:value-type="float" office:value="-0.341106688560389" calcext:value-type="float">
            <text:p>-0.3411066886</text:p>
          </table:table-cell>
          <table:table-cell/>
          <table:table-cell table:formula="of:=[.A37]*1000" office:value-type="float" office:value="-123.362795898537" calcext:value-type="float">
            <text:p>-123.3627958985</text:p>
          </table:table-cell>
          <table:table-cell table:formula="of:=[.B37]*1000" office:value-type="float" office:value="-341.106688560389" calcext:value-type="float">
            <text:p>-341.1066885604</text:p>
          </table:table-cell>
          <table:table-cell/>
          <table:table-cell table:formula="of:=[.D37]-[.$D$46]" office:value-type="float" office:value="0.0967990384335877" calcext:value-type="float">
            <text:p>0.0967990384</text:p>
          </table:table-cell>
          <table:table-cell table:formula="of:=[.E37]-[.$E$46]" office:value-type="float" office:value="0.295944718314445" calcext:value-type="float">
            <text:p>0.2959447183</text:p>
          </table:table-cell>
        </table:table-row>
        <table:table-row table:style-name="ro1">
          <table:table-cell office:value-type="float" office:value="-0.123250750836001" calcext:value-type="float">
            <text:p>-0.1232507508</text:p>
          </table:table-cell>
          <table:table-cell office:value-type="float" office:value="-0.341348900798796" calcext:value-type="float">
            <text:p>-0.3413489008</text:p>
          </table:table-cell>
          <table:table-cell/>
          <table:table-cell table:formula="of:=[.A38]*1000" office:value-type="float" office:value="-123.250750836001" calcext:value-type="float">
            <text:p>-123.250750836</text:p>
          </table:table-cell>
          <table:table-cell table:formula="of:=[.B38]*1000" office:value-type="float" office:value="-341.348900798796" calcext:value-type="float">
            <text:p>-341.3489007988</text:p>
          </table:table-cell>
          <table:table-cell/>
          <table:table-cell table:formula="of:=[.D38]-[.$D$46]" office:value-type="float" office:value="0.20884410096923" calcext:value-type="float">
            <text:p>0.208844101</text:p>
          </table:table-cell>
          <table:table-cell table:formula="of:=[.E38]-[.$E$46]" office:value-type="float" office:value="0.0537324799072962" calcext:value-type="float">
            <text:p>0.0537324799</text:p>
          </table:table-cell>
        </table:table-row>
        <table:table-row table:style-name="ro1">
          <table:table-cell office:value-type="float" office:value="-0.123285157461279" calcext:value-type="float">
            <text:p>-0.1232851575</text:p>
          </table:table-cell>
          <table:table-cell office:value-type="float" office:value="-0.34145235141365" calcext:value-type="float">
            <text:p>-0.3414523514</text:p>
          </table:table-cell>
          <table:table-cell/>
          <table:table-cell table:formula="of:=[.A39]*1000" office:value-type="float" office:value="-123.285157461279" calcext:value-type="float">
            <text:p>-123.2851574613</text:p>
          </table:table-cell>
          <table:table-cell table:formula="of:=[.B39]*1000" office:value-type="float" office:value="-341.45235141365" calcext:value-type="float">
            <text:p>-341.4523514137</text:p>
          </table:table-cell>
          <table:table-cell/>
          <table:table-cell table:formula="of:=[.D39]-[.$D$46]" office:value-type="float" office:value="0.174437475691946" calcext:value-type="float">
            <text:p>0.1744374757</text:p>
          </table:table-cell>
          <table:table-cell table:formula="of:=[.E39]-[.$E$46]" office:value-type="float" office:value="-0.0497181349469997" calcext:value-type="float">
            <text:p>-0.0497181349</text:p>
          </table:table-cell>
        </table:table-row>
        <table:table-row table:style-name="ro1">
          <table:table-cell office:value-type="float" office:value="-0.123206172208036" calcext:value-type="float">
            <text:p>-0.1232061722</text:p>
          </table:table-cell>
          <table:table-cell office:value-type="float" office:value="-0.340732410598141" calcext:value-type="float">
            <text:p>-0.3407324106</text:p>
          </table:table-cell>
          <table:table-cell/>
          <table:table-cell table:formula="of:=[.A40]*1000" office:value-type="float" office:value="-123.206172208036" calcext:value-type="float">
            <text:p>-123.206172208</text:p>
          </table:table-cell>
          <table:table-cell table:formula="of:=[.B40]*1000" office:value-type="float" office:value="-340.732410598141" calcext:value-type="float">
            <text:p>-340.7324105981</text:p>
          </table:table-cell>
          <table:table-cell/>
          <table:table-cell table:formula="of:=[.D40]-[.$D$46]" office:value-type="float" office:value="0.25342272893451" calcext:value-type="float">
            <text:p>0.2534227289</text:p>
          </table:table-cell>
          <table:table-cell table:formula="of:=[.E40]-[.$E$46]" office:value-type="float" office:value="0.670222680562688" calcext:value-type="float">
            <text:p>0.6702226806</text:p>
          </table:table-cell>
        </table:table-row>
        <table:table-row table:style-name="ro1">
          <table:table-cell office:value-type="float" office:value="-0.123201126406266" calcext:value-type="float">
            <text:p>-0.1232011264</text:p>
          </table:table-cell>
          <table:table-cell office:value-type="float" office:value="-0.342140887944051" calcext:value-type="float">
            <text:p>-0.3421408879</text:p>
          </table:table-cell>
          <table:table-cell/>
          <table:table-cell table:formula="of:=[.A41]*1000" office:value-type="float" office:value="-123.201126406266" calcext:value-type="float">
            <text:p>-123.2011264063</text:p>
          </table:table-cell>
          <table:table-cell table:formula="of:=[.B41]*1000" office:value-type="float" office:value="-342.140887944051" calcext:value-type="float">
            <text:p>-342.1408879441</text:p>
          </table:table-cell>
          <table:table-cell/>
          <table:table-cell table:formula="of:=[.D41]-[.$D$46]" office:value-type="float" office:value="0.258468530704221" calcext:value-type="float">
            <text:p>0.2584685307</text:p>
          </table:table-cell>
          <table:table-cell table:formula="of:=[.E41]-[.$E$46]" office:value-type="float" office:value="-0.738254665347711" calcext:value-type="float">
            <text:p>-0.7382546653</text:p>
          </table:table-cell>
        </table:table-row>
        <table:table-row table:style-name="ro1">
          <table:table-cell office:value-type="float" office:value="-0.123555658745875" calcext:value-type="float">
            <text:p>-0.1235556587</text:p>
          </table:table-cell>
          <table:table-cell office:value-type="float" office:value="-0.342487369679585" calcext:value-type="float">
            <text:p>-0.3424873697</text:p>
          </table:table-cell>
          <table:table-cell/>
          <table:table-cell table:formula="of:=[.A42]*1000" office:value-type="float" office:value="-123.555658745875" calcext:value-type="float">
            <text:p>-123.5556587459</text:p>
          </table:table-cell>
          <table:table-cell table:formula="of:=[.B42]*1000" office:value-type="float" office:value="-342.487369679585" calcext:value-type="float">
            <text:p>-342.4873696796</text:p>
          </table:table-cell>
          <table:table-cell/>
          <table:table-cell table:formula="of:=[.D42]-[.$D$46]" office:value-type="float" office:value="-0.0960638089041623" calcext:value-type="float">
            <text:p>-0.0960638089</text:p>
          </table:table-cell>
          <table:table-cell table:formula="of:=[.E42]-[.$E$46]" office:value-type="float" office:value="-1.08473640088164" calcext:value-type="float">
            <text:p>-1.0847364009</text:p>
          </table:table-cell>
        </table:table-row>
        <table:table-row table:style-name="ro1">
          <table:table-cell office:value-type="float" office:value="-0.123154748116647" calcext:value-type="float">
            <text:p>-0.1231547481</text:p>
          </table:table-cell>
          <table:table-cell office:value-type="float" office:value="-0.343180309887053" calcext:value-type="float">
            <text:p>-0.3431803099</text:p>
          </table:table-cell>
          <table:table-cell/>
          <table:table-cell table:formula="of:=[.A43]*1000" office:value-type="float" office:value="-123.154748116647" calcext:value-type="float">
            <text:p>-123.1547481166</text:p>
          </table:table-cell>
          <table:table-cell table:formula="of:=[.B43]*1000" office:value-type="float" office:value="-343.180309887053" calcext:value-type="float">
            <text:p>-343.1803098871</text:p>
          </table:table-cell>
          <table:table-cell/>
          <table:table-cell table:formula="of:=[.D43]-[.$D$46]" office:value-type="float" office:value="0.304846820324116" calcext:value-type="float">
            <text:p>0.3048468203</text:p>
          </table:table-cell>
          <table:table-cell table:formula="of:=[.E43]-[.$E$46]" office:value-type="float" office:value="-1.77767660834951" calcext:value-type="float">
            <text:p>-1.777676608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0])" office:value-type="float" office:value="-123.459594936971" calcext:value-type="float">
            <text:p>-123.459594937</text:p>
          </table:table-cell>
          <table:table-cell table:formula="of:=AVERAGE([.E4:.E40])" office:value-type="float" office:value="-341.402633278703" calcext:value-type="float">
            <text:p>-341.40263327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25:41.268495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6:26:14.238418460</dc:date>
    <meta:editing-duration>PT51M20S</meta:editing-duration>
    <meta:editing-cycles>9</meta:editing-cycles>
    <meta:generator>LibreOffice/5.1.6.2$Linux_X86_64 LibreOffice_project/10m0$Build-2</meta:generator>
    <meta:document-statistic meta:table-count="1" meta:cell-count="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477cm" svg:y="1.474cm" svg:width="11.29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06173590723125">
                <text:p>-0.206173590723125</text:p>
                <draw:g>
                  <svg:desc>test2_base_optical_poses.G4:test2_base_optical_poses.G40</svg:desc>
                </draw:g>
              </table:table-cell>
              <table:table-cell office:value-type="float" office:value="-1.88485358811084">
                <text:p>-1.88485358811084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41755075241292">
                <text:p>-0.0141755075241292</text:p>
              </table:table-cell>
              <table:table-cell office:value-type="float" office:value="-0.950395246302435">
                <text:p>-0.950395246302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744111478904">
                <text:p>0.21744111478904</text:p>
              </table:table-cell>
              <table:table-cell office:value-type="float" office:value="-0.856827158680972">
                <text:p>-0.856827158680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72212000047438">
                <text:p>-0.172212000047438</text:p>
              </table:table-cell>
              <table:table-cell office:value-type="float" office:value="-0.337955892047034">
                <text:p>-0.337955892047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7108358569933">
                <text:p>-0.027108358569933</text:p>
              </table:table-cell>
              <table:table-cell office:value-type="float" office:value="-0.534116298066408">
                <text:p>-0.534116298066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1547431869244">
                <text:p>0.201547431869244</text:p>
              </table:table-cell>
              <table:table-cell office:value-type="float" office:value="-0.0409548631294001">
                <text:p>-0.0409548631294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5499617745565">
                <text:p>0.355499617745565</text:p>
              </table:table-cell>
              <table:table-cell office:value-type="float" office:value="-0.147965379830225">
                <text:p>-0.147965379830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7200292005043">
                <text:p>0.517200292005043</text:p>
              </table:table-cell>
              <table:table-cell office:value-type="float" office:value="0.288240124541119">
                <text:p>0.288240124541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0381993564399">
                <text:p>0.630381993564399</text:p>
              </table:table-cell>
              <table:table-cell office:value-type="float" office:value="0.545149386701667">
                <text:p>0.545149386701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6444310173471">
                <text:p>0.686444310173471</text:p>
              </table:table-cell>
              <table:table-cell office:value-type="float" office:value="0.688387868068844">
                <text:p>0.688387868068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09184645233427">
                <text:p>-0.609184645233427</text:p>
              </table:table-cell>
              <table:table-cell office:value-type="float" office:value="0.324307037227754">
                <text:p>0.324307037227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99753530705965">
                <text:p>-0.399753530705965</text:p>
              </table:table-cell>
              <table:table-cell office:value-type="float" office:value="0.0871378472446054">
                <text:p>0.0871378472446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23076251871467">
                <text:p>-0.123076251871467</text:p>
              </table:table-cell>
              <table:table-cell office:value-type="float" office:value="-0.113209984186028">
                <text:p>-0.113209984186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75425289988954">
                <text:p>0.0875425289988954</text:p>
              </table:table-cell>
              <table:table-cell office:value-type="float" office:value="-0.0579268348311643">
                <text:p>-0.0579268348311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12915263239779">
                <text:p>-0.0212915263239779</text:p>
              </table:table-cell>
              <table:table-cell office:value-type="float" office:value="0.164471799583737">
                <text:p>0.164471799583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5830142271277">
                <text:p>0.195830142271277</text:p>
              </table:table-cell>
              <table:table-cell office:value-type="float" office:value="-0.0676999513619876">
                <text:p>-0.0676999513619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2284509426323">
                <text:p>0.402284509426323</text:p>
              </table:table-cell>
              <table:table-cell office:value-type="float" office:value="0.710250503971281">
                <text:p>0.710250503971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16012299418139">
                <text:p>-0.716012299418139</text:p>
              </table:table-cell>
              <table:table-cell office:value-type="float" office:value="0.87323645454785">
                <text:p>0.87323645454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9973238559729">
                <text:p>0.159973238559729</text:p>
              </table:table-cell>
              <table:table-cell office:value-type="float" office:value="0.723784330871183">
                <text:p>0.723784330871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2462837116801">
                <text:p>0.402462837116801</text:p>
              </table:table-cell>
              <table:table-cell office:value-type="float" office:value="-0.868151436387848">
                <text:p>-0.868151436387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4650673222197">
                <text:p>-1.54650673222197</text:p>
              </table:table-cell>
              <table:table-cell office:value-type="float" office:value="-0.782618880828238">
                <text:p>-0.782618880828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34263914469162">
                <text:p>-1.34263914469162</text:p>
              </table:table-cell>
              <table:table-cell office:value-type="float" office:value="-0.860359512781429">
                <text:p>-0.86035951278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52529539924802">
                <text:p>-0.852529539924802</text:p>
              </table:table-cell>
              <table:table-cell office:value-type="float" office:value="-0.604014944095866">
                <text:p>-0.604014944095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12266950272075">
                <text:p>-0.312266950272075</text:p>
              </table:table-cell>
              <table:table-cell office:value-type="float" office:value="-0.261241599040488">
                <text:p>-0.261241599040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38029264028441">
                <text:p>-0.238029264028441</text:p>
              </table:table-cell>
              <table:table-cell office:value-type="float" office:value="-0.369953746340514">
                <text:p>-0.3699537463405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77014188746">
                <text:p>0.1677014188746</text:p>
              </table:table-cell>
              <table:table-cell office:value-type="float" office:value="1.04720092681293">
                <text:p>1.04720092681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437545779531">
                <text:p>0.26437545779531</text:p>
              </table:table-cell>
              <table:table-cell office:value-type="float" office:value="-0.393516121834978">
                <text:p>-0.393516121834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3972175143616">
                <text:p>0.253972175143616</text:p>
              </table:table-cell>
              <table:table-cell office:value-type="float" office:value="-0.135628615407825">
                <text:p>-0.135628615407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5922551104341">
                <text:p>0.185922551104341</text:p>
              </table:table-cell>
              <table:table-cell office:value-type="float" office:value="-0.205622530220182">
                <text:p>-0.205622530220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9772922554523">
                <text:p>0.519772922554523</text:p>
              </table:table-cell>
              <table:table-cell office:value-type="float" office:value="0.387404959479341">
                <text:p>0.387404959479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31333500382618">
                <text:p>0.0731333500382618</text:p>
              </table:table-cell>
              <table:table-cell office:value-type="float" office:value="1.13264772401794">
                <text:p>1.132647724017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5372786198834">
                <text:p>0.255372786198834</text:p>
              </table:table-cell>
              <table:table-cell office:value-type="float" office:value="0.769944311393147">
                <text:p>0.769944311393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0597319298645">
                <text:p>0.270597319298645</text:p>
              </table:table-cell>
              <table:table-cell office:value-type="float" office:value="0.760667565185713">
                <text:p>0.760667565185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67990384335877">
                <text:p>0.0967990384335877</text:p>
              </table:table-cell>
              <table:table-cell office:value-type="float" office:value="0.295944718314445">
                <text:p>0.295944718314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884410096923">
                <text:p>0.20884410096923</text:p>
              </table:table-cell>
              <table:table-cell office:value-type="float" office:value="0.0537324799072962">
                <text:p>0.0537324799072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4437475691946">
                <text:p>0.174437475691946</text:p>
              </table:table-cell>
              <table:table-cell office:value-type="float" office:value="-0.0497181349469997">
                <text:p>-0.0497181349469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342272893451">
                <text:p>0.25342272893451</text:p>
              </table:table-cell>
              <table:table-cell office:value-type="float" office:value="0.670222680562688">
                <text:p>0.670222680562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